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ff" officeooo:rsid="0041616e" officeooo:paragraph-rsid="0041616e"/>
    </style:style>
    <style:style style:name="P2" style:family="paragraph" style:parent-style-name="Footer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line-height="200%" fo:background-color="transparent"/>
      <style:text-properties fo:color="#0000ff" style:font-name="Liberation Sans" fo:font-size="10pt" fo:font-weight="bold" officeooo:rsid="003ebed6" officeooo:paragraph-rsid="003ebed6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line-height="200%" fo:text-align="start" style:justify-single-word="false" fo:background-color="transparent"/>
      <style:text-properties fo:color="#0000ff" style:font-name="Liberation Sans" fo:font-size="10pt" fo:font-weight="bold" officeooo:rsid="01f613cd" officeooo:paragraph-rsid="001b617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line-height="200%" fo:text-align="start" style:justify-single-word="false" fo:background-color="transparent"/>
      <style:text-properties fo:color="#0000ff" style:font-name="Liberation Sans" fo:font-size="10pt" fo:font-weight="bold" officeooo:rsid="01ff569e" officeooo:paragraph-rsid="001b617f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color="#0000ff" style:font-name="Liberation Sans" fo:font-size="10pt" fo:font-weight="bold" officeooo:rsid="001743f2" officeooo:paragraph-rsid="001b617f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color="#0000ff" style:font-name="Liberation Sans" fo:font-size="10pt" fo:font-weight="bold" officeooo:rsid="001743f2" officeooo:paragraph-rsid="001d711d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color="#0000ff" style:font-name="Liberation Sans" fo:font-size="10pt" fo:font-weight="bold" officeooo:rsid="01e092a4" officeooo:paragraph-rsid="001f13d8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line-height="200%" fo:background-color="transparent"/>
      <style:text-properties fo:color="#0000ff" style:font-name="Liberation Sans" fo:font-size="10pt" fo:font-weight="bold" officeooo:rsid="01fd61e0" officeooo:paragraph-rsid="001b617f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line-height="200%" fo:text-align="start" style:justify-single-word="false" fo:background-color="transparent"/>
      <style:text-properties fo:color="#0000ff" style:font-name="Liberation Sans" fo:font-size="14pt" fo:font-weight="bold" officeooo:rsid="0036dca1" officeooo:paragraph-rsid="01451bd3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237800" officeooo:paragraph-rsid="0023780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fo:color="#0000ff"/>
    </style:style>
    <style:style style:name="P15" style:family="paragraph" style:parent-style-name="Heading_20_1">
      <style:text-properties fo:color="#0000ff"/>
    </style:style>
    <style:style style:name="P16" style:family="paragraph" style:parent-style-name="Standard">
      <loext:graphic-properties draw:fill="none"/>
      <style:paragraph-properties fo:line-height="200%" fo:background-color="transparent"/>
      <style:text-properties fo:color="#0000ff" style:font-name="Liberation Sans" fo:font-size="10pt" fo:font-weight="bold" officeooo:rsid="01fd61e0" officeooo:paragraph-rsid="001b617f" style:font-size-asian="10pt" style:font-weight-asian="bold" style:font-size-complex="10pt" style:font-weight-complex="bold"/>
    </style:style>
    <style:style style:name="T1" style:family="text">
      <style:text-properties fo:color="#0000ff"/>
    </style:style>
    <style:style style:name="T2" style:family="text">
      <style:text-properties officeooo:rsid="0195d993"/>
    </style:style>
    <style:style style:name="T3" style:family="text">
      <style:text-properties officeooo:rsid="01b8f851"/>
    </style:style>
    <style:style style:name="T4" style:family="text">
      <style:text-properties officeooo:rsid="01bb0862"/>
    </style:style>
    <style:style style:name="T5" style:family="text">
      <style:text-properties officeooo:rsid="0162a601"/>
    </style:style>
    <style:style style:name="T6" style:family="text">
      <style:text-properties fo:font-weight="normal" officeooo:rsid="0142043f" style:font-weight-asian="normal" style:font-weight-complex="normal"/>
    </style:style>
    <style:style style:name="T7" style:family="text">
      <style:text-properties fo:font-weight="normal" officeooo:rsid="001f9601" style:font-weight-asian="normal" style:font-weight-complex="normal"/>
    </style:style>
    <style:style style:name="T8" style:family="text">
      <style:text-properties officeooo:rsid="0022cd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Photo de la page de titre : </text:p>
      <text:p text:style-name="P3">Données techniques :</text:p>
      <text:p text:style-name="P10">Dédicace</text:p>
      <text:p text:style-name="P4">Remerciements</text:p>
      <text:p text:style-name="P5">Avant propos de l’auteur</text:p>
      <text:p text:style-name="P6">Introduction</text:p>
      <text:p text:style-name="P6"/>
      <text:p text:style-name="P7">Ma naissance</text:p>
      <text:p text:style-name="P7"/>
      <text:h text:style-name="Heading_20_1" text:outline-level="1"><text:bookmark-start text:name="__RefHeading___Toc5981_2240072845"/><text:span text:style-name="T1">Le vélo : La prise de risque : Faut les coller ? Tupperware</text:span> <text:bookmark-end text:name="__RefHeading___Toc5981_2240072845"/></text:h>
      <text:p text:style-name="P7"/>
      <text:h text:style-name="P15" text:outline-level="1"><text:bookmark-start text:name="__RefHeading___Toc5425_2240072845"/>Cinéma<text:bookmark-end text:name="__RefHeading___Toc5425_2240072845"/></text:h>
      <text:h text:style-name="P14" text:outline-level="2"><text:bookmark-start text:name="__RefHeading___Toc5309_2240072845"/>1ère phase : <text:span text:style-name="T8">Le cinéma du jeudi après-midi</text:span><text:bookmark-end text:name="__RefHeading___Toc5309_2240072845"/></text:h>
      <text:h text:style-name="P14" text:outline-level="2"><text:bookmark-start text:name="__RefHeading___Toc5311_2240072845"/>2ème phase : sans titre<text:bookmark-end text:name="__RefHeading___Toc5311_2240072845"/></text:h>
      <text:h text:style-name="P14" text:outline-level="2"><text:bookmark-start text:name="__RefHeading___Toc5313_2240072845"/>3ème phase : sans titre<text:bookmark-end text:name="__RefHeading___Toc5313_2240072845"/></text:h>
      <text:h text:style-name="P14" text:outline-level="2"><text:bookmark-start text:name="__RefHeading___Toc5315_2240072845"/><text:span text:style-name="T2">4</text:span>ème phase : François Truffaut <text:span text:style-name="T3">et Robert Bresson</text:span><text:bookmark-end text:name="__RefHeading___Toc5315_2240072845"/></text:h>
      <text:h text:style-name="P14" text:outline-level="2"><text:bookmark-start text:name="__RefHeading___Toc5317_2240072845"/>5ème phase : Billy Wilder<text:bookmark-end text:name="__RefHeading___Toc5317_2240072845"/></text:h>
      <text:p text:style-name="P11">aaaaaaaaaaaaaaaaaaaa</text:p>
      <text:h text:style-name="P14" text:outline-level="2"><text:bookmark-start text:name="__RefHeading___Toc5319_2240072845"/><text:span text:style-name="T4">6</text:span>ème phase : le cinéma d’aujou<text:span text:style-name="T5">r</text:span>d’hui<text:bookmark-end text:name="__RefHeading___Toc5319_2240072845"/></text:h>
      <text:p text:style-name="P8"/>
      <text:h text:style-name="Heading_20_2" text:outline-level="2"><text:bookmark-start text:name="__RefHeading___Toc5539_2240072845"/><text:soft-page-break/>La Musique<text:bookmark-end text:name="__RefHeading___Toc5539_2240072845"/></text:h>
      <text:h text:style-name="Heading_20_2" text:outline-level="2"/>
      <text:h text:style-name="Heading_20_2" text:outline-level="2"><text:bookmark-start text:name="__RefHeading___Toc5541_2240072845"/>La lecture<text:bookmark-end text:name="__RefHeading___Toc5541_2240072845"/></text:h>
      <text:h text:style-name="Heading_20_2" text:outline-level="2"/>
      <text:h text:style-name="Heading_20_2" text:outline-level="2"><text:bookmark-start text:name="__RefHeading___Toc5543_2240072845"/>La peinture<text:bookmark-end text:name="__RefHeading___Toc5543_2240072845"/></text:h>
      <text:h text:style-name="Heading_20_2" text:outline-level="2"/>
      <text:h text:style-name="Heading_20_2" text:outline-level="2"><text:bookmark-start text:name="__RefHeading___Toc5545_2240072845"/>Le théâtre<text:bookmark-end text:name="__RefHeading___Toc5545_2240072845"/></text:h>
      <text:h text:style-name="Heading_20_2" text:outline-level="2"/>
      <text:h text:style-name="Heading_20_2" text:outline-level="2"><text:bookmark-start text:name="__RefHeading___Toc5547_2240072845"/>Études secondaires<text:bookmark-end text:name="__RefHeading___Toc5547_2240072845"/></text:h>
      <text:h text:style-name="Heading_20_2" text:outline-level="2"/>
      <text:h text:style-name="Heading_20_2" text:outline-level="2"><text:bookmark-start text:name="__RefHeading___Toc5549_2240072845"/>Permis de conduire<text:bookmark-end text:name="__RefHeading___Toc5549_2240072845"/></text:h>
      <text:h text:style-name="Heading_20_2" text:outline-level="2"/>
      <text:h text:style-name="Heading_20_2" text:outline-level="2"><text:bookmark-start text:name="__RefHeading___Toc5551_2240072845"/><text:span text:style-name="T7">V</text:span><text:span text:style-name="T6">oyage en Grèce en passant par les pays de l’Est</text:span><text:bookmark-end text:name="__RefHeading___Toc5551_2240072845"/></text:h>
      <text:h text:style-name="Heading_20_2" text:outline-level="2"/>
      <text:h text:style-name="Heading_20_2" text:outline-level="2"><text:bookmark-start text:name="__RefHeading___Toc5553_2240072845"/>Voyage en Andalousie<text:bookmark-end text:name="__RefHeading___Toc5553_2240072845"/></text:h>
      <text:h text:style-name="Heading_20_2" text:outline-level="2"/>
      <text:h text:style-name="Heading_20_2" text:outline-level="2"><text:bookmark-start text:name="__RefHeading___Toc5555_2240072845"/>Mes origines flamandes<text:bookmark-end text:name="__RefHeading___Toc5555_2240072845"/></text:h>
      <text:h text:style-name="Heading_20_2" text:outline-level="2"/>
      <text:h text:style-name="Heading_20_2" text:outline-level="2"><text:bookmark-start text:name="__RefHeading___Toc5557_2240072845"/>Mes études supérieures<text:bookmark-end text:name="__RefHeading___Toc5557_2240072845"/></text:h>
      <text:h text:style-name="Heading_20_2" text:outline-level="2"/>
      <text:h text:style-name="Heading_20_2" text:outline-level="2"><text:bookmark-start text:name="__RefHeading___Toc5559_2240072845"/>Le voyage aux USA<text:bookmark-end text:name="__RefHeading___Toc5559_22400728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loext:graphic-properties draw:fill="solid" draw:fill-color="#faf0e6"/>
      <style:paragraph-properties fo:margin-left="0.499cm" fo:margin-right="0cm" fo:text-indent="0cm" style:auto-text-indent="false" fo:background-color="#faf0e6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ff" officeooo:rsid="0041616e" officeooo:paragraph-rsid="0041616e"/>
    </style:style>
    <style:style style:name="MP2" style:family="paragraph" style:parent-style-name="Footer">
      <style:paragraph-properties fo:text-align="center" style:justify-single-word="false"/>
      <style:text-properties fo:color="#0000ff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shadow="none" fo:background-color="#faf0e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draw:fill="solid" draw:fill-color="#faf0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Conversion_20_1" style:display-name="Conversion 1" style:page-layout-name="Mpm2" style:next-style-name="Standard">
      <style:header>
        <text:p text:style-name="MP1">Souvenirs de jeunesse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13:24:54.953730331</meta:creation-date>
    <dc:date>2022-10-28T12:48:05.882699816</dc:date>
    <meta:editing-duration>PT1H33S</meta:editing-duration>
    <meta:editing-cycles>3</meta:editing-cycles>
    <meta:generator>LibreOffice/6.0.7.3$Linux_X86_64 LibreOffice_project/00m0$Build-3</meta:generator>
    <meta:print-date>2022-10-28T11:56:06.427309913</meta:print-date>
    <meta:document-statistic meta:table-count="0" meta:image-count="0" meta:object-count="0" meta:page-count="2" meta:paragraph-count="29" meta:word-count="111" meta:character-count="628" meta:non-whitespace-character-count="544"/>
  </office:meta>
</office:document-meta>
</file>